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CMR8" svg:font-family="CMR8"/>
    <style:font-face style:name="EUFM10" svg:font-family="EUFM10"/>
    <style:font-face style:name="EURM10" svg:font-family="EURM1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officeooo:rsid="00256605" officeooo:paragraph-rsid="00256605"/>
    </style:style>
    <style:style style:name="P3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270d5c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text-position="0% 100%" fo:font-size="10.5pt" officeooo:rsid="006195f7" officeooo:paragraph-rsid="006387aa" style:font-size-asian="9.14999961853027pt" style:font-size-complex="10.5pt"/>
    </style:style>
    <style:style style:name="P10" style:family="paragraph" style:parent-style-name="Standard">
      <style:text-properties style:text-position="0% 100%" fo:font-size="10.5pt" officeooo:rsid="00550c2c" officeooo:paragraph-rsid="004fd054" style:font-size-asian="9.14999961853027pt" style:font-size-complex="10.5pt"/>
    </style:style>
    <style:style style:name="P11" style:family="paragraph" style:parent-style-name="Standard">
      <style:text-properties style:text-position="0% 100%" fo:font-size="10.5pt" officeooo:rsid="00550c2c" officeooo:paragraph-rsid="0058aa2d" style:font-size-asian="9.14999961853027pt" style:font-size-complex="10.5pt"/>
    </style:style>
    <style:style style:name="P12" style:family="paragraph" style:parent-style-name="Standard">
      <style:text-properties style:text-position="0% 100%" fo:font-size="10.5pt" officeooo:rsid="006195f7" officeooo:paragraph-rsid="006195f7" style:font-size-asian="9.14999961853027pt" style:font-size-complex="10.5pt"/>
    </style:style>
    <style:style style:name="P13" style:family="paragraph" style:parent-style-name="Standard">
      <style:text-properties style:text-position="0% 100%" fo:font-size="10.5pt" officeooo:rsid="0061c46f" officeooo:paragraph-rsid="0061c46f" style:font-size-asian="9.14999961853027pt" style:font-size-complex="10.5pt"/>
    </style:style>
    <style:style style:name="P14" style:family="paragraph" style:parent-style-name="Standard">
      <style:text-properties style:text-position="0% 100%" fo:font-size="10.5pt" officeooo:rsid="006387aa" officeooo:paragraph-rsid="006387aa" style:font-size-asian="9.14999961853027pt" style:font-size-complex="10.5pt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bold" officeooo:paragraph-rsid="0058aa2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0.5pt" style:font-size-asian="10.5pt" style:font-size-complex="10.5pt"/>
    </style:style>
    <style:style style:name="P19" style:family="paragraph" style:parent-style-name="Standard">
      <style:text-properties fo:font-size="10.5pt" officeooo:paragraph-rsid="005bab52" style:font-size-asian="10.5pt" style:font-size-complex="10.5pt"/>
    </style:style>
    <style:style style:name="P20" style:family="paragraph" style:parent-style-name="Standard">
      <style:text-properties fo:font-size="10.5pt" officeooo:paragraph-rsid="005c89f6" style:font-size-asian="10.5pt" style:font-size-complex="10.5pt"/>
    </style:style>
    <style:style style:name="P21" style:family="paragraph" style:parent-style-name="Standard">
      <style:text-properties fo:font-size="10.5pt" officeooo:rsid="005c89f6" officeooo:paragraph-rsid="005c89f6" style:font-size-asian="10.5pt" style:font-size-complex="10.5pt"/>
    </style:style>
    <style:style style:name="P22" style:family="paragraph" style:parent-style-name="Standard">
      <style:text-properties style:font-name="Liberation Serif" fo:font-size="10.5pt" style:font-size-asian="10.5pt" style:font-size-complex="10.5pt"/>
    </style:style>
    <style:style style:name="P23" style:family="paragraph" style:parent-style-name="Standard">
      <style:text-properties style:font-name="Liberation Serif" fo:font-size="10.5pt" officeooo:paragraph-rsid="005dae13" style:font-size-asian="10.5pt" style:font-size-complex="10.5pt"/>
    </style:style>
    <style:style style:name="P24" style:family="paragraph" style:parent-style-name="Standard">
      <style:text-properties style:font-name="Liberation Serif" fo:font-size="10.5pt" officeooo:paragraph-rsid="005f32d8" style:font-size-asian="10.5pt" style:font-size-complex="10.5pt"/>
    </style:style>
    <style:style style:name="P25" style:family="paragraph" style:parent-style-name="Standard">
      <style:text-properties style:font-name="Liberation Serif" fo:font-size="10.5pt" officeooo:paragraph-rsid="0060ba8f" style:font-size-asian="10.5pt" style:font-size-complex="10.5pt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5bab52"/>
    </style:style>
    <style:style style:name="T6" style:family="text">
      <style:text-properties style:text-position="sub 58%" officeooo:rsid="005c89f6"/>
    </style:style>
    <style:style style:name="T7" style:family="text">
      <style:text-properties style:text-position="sub 58%" officeooo:rsid="005dae13"/>
    </style:style>
    <style:style style:name="T8" style:family="text">
      <style:text-properties style:text-position="sub 58%" officeooo:rsid="005e5e8e"/>
    </style:style>
    <style:style style:name="T9" style:family="text">
      <style:text-properties style:text-position="sub 58%" officeooo:rsid="005f32d8"/>
    </style:style>
    <style:style style:name="T10" style:family="text">
      <style:text-properties style:text-position="sub 58%" officeooo:rsid="0060ba8f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5bab52"/>
    </style:style>
    <style:style style:name="T13" style:family="text">
      <style:text-properties style:text-position="0% 100%" officeooo:rsid="005c89f6"/>
    </style:style>
    <style:style style:name="T14" style:family="text">
      <style:text-properties style:text-position="0% 100%" officeooo:rsid="005dae13"/>
    </style:style>
    <style:style style:name="T15" style:family="text">
      <style:text-properties style:text-position="0% 100%" officeooo:rsid="005e5e8e"/>
    </style:style>
    <style:style style:name="T16" style:family="text">
      <style:text-properties style:text-position="0% 100%" officeooo:rsid="005f32d8"/>
    </style:style>
    <style:style style:name="T17" style:family="text">
      <style:text-properties style:text-position="0% 100%" officeooo:rsid="0060ba8f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5c89f6"/>
    </style:style>
    <style:style style:name="T20" style:family="text">
      <style:text-properties officeooo:rsid="00577ddb"/>
    </style:style>
    <style:style style:name="T21" style:family="text">
      <style:text-properties officeooo:rsid="0058aa2d"/>
    </style:style>
    <style:style style:name="T22" style:family="text">
      <style:text-properties style:font-name="EURM10" fo:font-size="11pt"/>
    </style:style>
    <style:style style:name="T23" style:family="text">
      <style:text-properties style:font-name="EUFM10" fo:font-size="11pt"/>
    </style:style>
    <style:style style:name="T24" style:family="text">
      <style:text-properties officeooo:rsid="005c89f6"/>
    </style:style>
    <style:style style:name="T25" style:family="text">
      <style:text-properties officeooo:rsid="005dae13"/>
    </style:style>
    <style:style style:name="T26" style:family="text">
      <style:text-properties officeooo:rsid="0062554b"/>
    </style:style>
    <text:list-style style:name="L1">
      <text:list-level-style-number text:level="1" text:style-name="Numbering_20_Symbols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hnerarchitektur</text:p>
      <text:p text:style-name="P4">Übung <text:span text:style-name="T20">7</text:span></text:p>
      <text:p text:style-name="P3"/>
      <text:p text:style-name="P3">Andreas Timmermann – <text:span text:style-name="T3">Shima Shahadifar</text:span></text:p>
      <text:p text:style-name="P2">MtrNummer: 4994606 - <text:span text:style-name="T3">5018598</text:span></text:p>
      <text:p text:style-name="P6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8">Aufgabe 1:</text:p>
      <text:p text:style-name="P8"/>
      <text:p text:style-name="P19">a) 0x45 + 13444<text:span text:style-name="T4">8</text:span> − 10001110<text:span text:style-name="T4">2</text:span> + 11110<text:span text:style-name="T4">10</text:span><text:span text:style-name="T11"> </text:span><text:span text:style-name="T12">= 105</text:span><text:span text:style-name="T5">8</text:span><text:span text:style-name="T12"> + 13444</text:span><text:span text:style-name="T5">8</text:span><text:span text:style-name="T12"> − 10001110</text:span><text:span text:style-name="T5">2</text:span><text:span text:style-name="T12"> + 11110</text:span><text:span text:style-name="T5">10 </text:span><text:span text:style-name="T12"><text:s/>= 13551</text:span><text:span text:style-name="T5">8</text:span><text:span text:style-name="T12"> − 10001110</text:span><text:span text:style-name="T5">2</text:span><text:span text:style-name="T12"> + 11110</text:span><text:span text:style-name="T5">10 </text:span><text:span text:style-name="T12">= 1011101101001</text:span><text:span text:style-name="T5">2</text:span><text:span text:style-name="T12"> − 10001110</text:span><text:span text:style-name="T5">2</text:span><text:span text:style-name="T12"> + 11110</text:span><text:span text:style-name="T5">10</text:span><text:span text:style-name="T12"> = 1011011011011</text:span><text:span text:style-name="T5">2</text:span><text:span text:style-name="T12"> + 11110</text:span><text:span text:style-name="T5">10</text:span><text:span text:style-name="T12"> = 5851</text:span><text:span text:style-name="T5">10</text:span><text:span text:style-name="T12"> + 11110</text:span><text:span text:style-name="T5">10 </text:span><text:span text:style-name="T12">= 16961</text:span><text:span text:style-name="T5">10</text:span><text:line-break/></text:p>
      <text:p text:style-name="P20">b) 11010100000<text:span text:style-name="T4">2</text:span> ∗ 2<text:span text:style-name="T18">−3</text:span> + 332545<text:span text:style-name="T4">8</text:span> ∗ 8<text:span text:style-name="T4">10 </text:span><text:span text:style-name="T11">– </text:span>0xFEEF <text:span text:style-name="T24">= 11010100000</text:span><text:span text:style-name="T6">2</text:span><text:span text:style-name="T24"> ∗ 2</text:span><text:span text:style-name="T19">−3</text:span><text:span text:style-name="T24"> + 3325450</text:span><text:span text:style-name="T6">8 </text:span><text:span text:style-name="T13">– </text:span><text:span text:style-name="T24">0xFEEF = 11010100000</text:span><text:span text:style-name="T6">2</text:span><text:span text:style-name="T24"> ∗ 2</text:span><text:span text:style-name="T19">−3</text:span><text:span text:style-name="T24"> + 0xDAB28</text:span><text:span text:style-name="T6"> </text:span><text:span text:style-name="T13">– </text:span><text:span text:style-name="T24">0xFEEF = 0xD8 + 0xDAB28</text:span><text:span text:style-name="T6"> </text:span><text:span text:style-name="T13">– </text:span><text:span text:style-name="T24">0xFEEF = 0xCAD11 = 830737</text:span><text:span text:style-name="T6">10</text:span></text:p>
      <text:p text:style-name="P21"/>
      <text:p text:style-name="P18">c) ICH<text:span text:style-name="T4">23</text:span> + DU<text:span text:style-name="T4">32</text:span></text:p>
      <text:p text:style-name="P7"/>
      <text:p text:style-name="P7">Aufgabe <text:span text:style-name="T2">2</text:span>:</text:p>
      <text:p text:style-name="P10"/>
      <text:p text:style-name="P22">a) 21 + 22 <text:span text:style-name="T25">= </text:span><text:s/><text:span text:style-name="T25">00010101</text:span><text:span text:style-name="T7">2</text:span><text:span text:style-name="T25"> + 00010110</text:span><text:span text:style-name="T7">2</text:span><text:span text:style-name="T14"> = 00101011</text:span><text:span text:style-name="T7">2 </text:span><text:span text:style-name="T14"><text:s/></text:span><text:span text:style-name="T16">= 43</text:span><text:span text:style-name="T9">10</text:span></text:p>
      <text:p text:style-name="P22"/>
      <text:p text:style-name="P24">b) 120 + 10 <text:span text:style-name="T25">= 01111000</text:span><text:span text:style-name="T7">2</text:span><text:span text:style-name="T14"> + 00001</text:span><text:span text:style-name="T16">01</text:span><text:span text:style-name="T14">0</text:span><text:span text:style-name="T7">2</text:span><text:span text:style-name="T14"> = </text:span><text:span text:style-name="T16">100000</text:span><text:span text:style-name="T14">10</text:span><text:span text:style-name="T7">2 </text:span><text:span text:style-name="T16">= -</text:span><text:span text:style-name="T17">126</text:span><text:span text:style-name="T9">10</text:span></text:p>
      <text:p text:style-name="P22"/>
      <text:p text:style-name="P22">c) 250 + 1 <text:span text:style-name="T25">= 11111011</text:span><text:span text:style-name="T7">2</text:span><text:span text:style-name="T25"> + 00000001</text:span><text:span text:style-name="T7">2</text:span><text:span text:style-name="T14"> = 11111100</text:span><text:span text:style-name="T7">2 </text:span><text:span text:style-name="T17">= -3</text:span><text:span text:style-name="T10">10</text:span></text:p>
      <text:p text:style-name="P23"/>
      <text:p text:style-name="P23">d) 70 − 30 <text:span text:style-name="T25">= 01000110</text:span><text:span text:style-name="T7">2</text:span><text:span text:style-name="T14"> – 00011110</text:span><text:span text:style-name="T7">2 </text:span><text:span text:style-name="T14">= <text:s/>01000110</text:span><text:span text:style-name="T7">2</text:span><text:span text:style-name="T14"> – 11100001</text:span><text:span text:style-name="T7">2</text:span><text:span text:style-name="T14"> + 00000001</text:span><text:span text:style-name="T7">2</text:span><text:span text:style-name="T14"> = <text:s/>01000110</text:span><text:span text:style-name="T7">2</text:span><text:span text:style-name="T14"> – 11100010</text:span><text:span text:style-name="T7">2 </text:span><text:span text:style-name="T14">= 00101000</text:span><text:span text:style-name="T7">2 </text:span><text:span text:style-name="T17">= 40</text:span><text:span text:style-name="T10">10</text:span></text:p>
      <text:p text:style-name="P23"><text:span text:style-name="T7"/></text:p>
      <text:p text:style-name="P25">e) 72 − 87 <text:span text:style-name="T25">= 01001000</text:span><text:span text:style-name="T7">2 </text:span><text:span text:style-name="T14">- </text:span><text:span text:style-name="T15">01010111</text:span><text:span text:style-name="T8">2 </text:span><text:span text:style-name="T15">= </text:span><text:span text:style-name="T14">01001000</text:span><text:span text:style-name="T7">2 –</text:span><text:span text:style-name="T14"> </text:span><text:span text:style-name="T15">10101000</text:span><text:span text:style-name="T8">2 </text:span><text:span text:style-name="T15">+ 00000001</text:span><text:span text:style-name="T8">2 </text:span><text:span text:style-name="T15">= </text:span><text:span text:style-name="T14">01001000</text:span><text:span text:style-name="T7">2 –</text:span><text:span text:style-name="T14"> </text:span><text:span text:style-name="T15">10101001</text:span><text:span text:style-name="T8">2 </text:span><text:span text:style-name="T15">= 11110001</text:span><text:span text:style-name="T8">2 </text:span></text:p>
      <text:p text:style-name="P25"><text:span text:style-name="T17">= -15</text:span><text:span text:style-name="T10">10</text:span></text:p>
      <text:p text:style-name="P22"/>
      <text:p text:style-name="P16">Aufgabe <text:span text:style-name="T21">3</text:span>:</text:p>
      <text:p text:style-name="P11"/>
      <text:p text:style-name="P12">a) Nein, da der 2. Befehle in der 2. Pipeline auf das Ergebnis aus der 1. Pipeline warten muss.</text:p>
      <text:p text:style-name="P12"/>
      <text:p text:style-name="P12">b) Nein, da die 1. Pipeline noch beim schreiben des Ergebnisses ist, wenn die 2. Pipeline schon versucht die Operanten zu holen.</text:p>
      <text:p text:style-name="P12"/>
      <text:p text:style-name="P12">c)</text:p>
      <text:p text:style-name="P13">ADD X,Y,Z</text:p>
      <text:p text:style-name="P13">NOP</text:p>
      <text:p text:style-name="P13">NOP</text:p>
      <text:p text:style-name="P13">ADD Z,B,A</text:p>
      <text:p text:style-name="P12"/>
      <text:p text:style-name="P12">d)</text:p>
      <text:p text:style-name="P14">MUL X,Y,Z</text:p>
      <text:p text:style-name="P14">NOP</text:p>
      <text:p text:style-name="P14">NOP</text:p>
      <text:p text:style-name="P14">MUL Z,B,A</text:p>
      <text:p text:style-name="P14">ADD Z,B,D</text:p>
      <text:p text:style-name="P12"/>
      <text:p text:style-name="P14">9 Taktzyklen.</text:p>
      <text:p text:style-name="P14"/>
      <text:p text:style-name="P12">e) <text:span text:style-name="T26">Im Idealfall eine 5 fache Beschleunigung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" svg:font-family="CMR10"/>
    <style:font-face style:name="CMR8" svg:font-family="CMR8"/>
    <style:font-face style:name="EUFM10" svg:font-family="EUFM10"/>
    <style:font-face style:name="EURM10" svg:font-family="EURM1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5-12-08T20:04:49.624620000</dc:date>
    <meta:editing-duration>PT7H55M42S</meta:editing-duration>
    <meta:editing-cycles>82</meta:editing-cycles>
    <meta:generator>LibreOffice/4.4.6.3$MacOSX_X86_64 LibreOffice_project/e8938fd3328e95dcf59dd64e7facd2c7d67c704d</meta:generator>
    <meta:document-statistic meta:table-count="0" meta:image-count="0" meta:object-count="0" meta:page-count="1" meta:paragraph-count="32" meta:word-count="237" meta:character-count="1286" meta:non-whitespace-character-count="1063"/>
  </office:meta>
</office:document-meta>
</file>